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6da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7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8d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7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a9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bdc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ff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c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91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b9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65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8cd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590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1b1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f44f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237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1706191" style:font-name-asian="標楷體1"/>
    </style:style>
    <style:style style:name="T10" style:family="text">
      <style:text-properties style:font-name="標楷體1" officeooo:rsid="41724df6" style:font-name-asian="標楷體1"/>
    </style:style>
    <style:style style:name="T11" style:family="text">
      <style:text-properties style:font-name="標楷體1" officeooo:rsid="419a7853" style:font-name-asian="標楷體1"/>
    </style:style>
    <style:style style:name="T12" style:family="text">
      <style:text-properties style:font-name="標楷體1" officeooo:rsid="41a56434" style:font-name-asian="標楷體1"/>
    </style:style>
    <style:style style:name="T13" style:family="text">
      <style:text-properties style:font-name="標楷體1" officeooo:rsid="41aab3a3" style:font-name-asian="標楷體1"/>
    </style:style>
    <style:style style:name="T14" style:family="text">
      <style:text-properties style:font-name="標楷體1" officeooo:rsid="41afb369" style:font-name-asian="標楷體1"/>
    </style:style>
    <style:style style:name="T15" style:family="text">
      <style:text-properties style:font-name="標楷體1" officeooo:rsid="406f3b4a"/>
    </style:style>
    <style:style style:name="T16" style:family="text">
      <style:text-properties style:font-name="標楷體1" officeooo:rsid="1c90e499"/>
    </style:style>
    <style:style style:name="T17" style:family="text">
      <style:text-properties style:font-name="標楷體1" officeooo:rsid="40cd9392"/>
    </style:style>
    <style:style style:name="T18" style:family="text">
      <style:text-properties style:font-name="標楷體1" officeooo:rsid="41722773"/>
    </style:style>
    <style:style style:name="T19" style:family="text">
      <style:text-properties style:font-name="標楷體1" style:text-underline-style="solid" style:text-underline-width="auto" style:text-underline-color="font-color" officeooo:rsid="141cb316"/>
    </style:style>
    <style:style style:name="T20" style:family="text">
      <style:text-properties officeooo:rsid="407d36e1"/>
    </style:style>
    <style:style style:name="T21" style:family="text">
      <style:text-properties officeooo:rsid="407d36e1" style:font-name-asian="Arial1"/>
    </style:style>
    <style:style style:name="T22" style:family="text">
      <style:text-properties officeooo:rsid="411d7b05" style:font-name-asian="Arial1"/>
    </style:style>
    <style:style style:name="T23" style:family="text">
      <style:text-properties officeooo:rsid="4c43b58b"/>
    </style:style>
    <style:style style:name="T24" style:family="text">
      <style:text-properties fo:color="#333333"/>
    </style:style>
    <style:style style:name="T25" style:family="text">
      <style:text-properties fo:color="#333333" officeooo:rsid="4c43b58b"/>
    </style:style>
    <style:style style:name="T2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7" style:family="text">
      <style:text-properties officeooo:rsid="40a74c4d"/>
    </style:style>
    <style:style style:name="T28" style:family="text">
      <style:text-properties officeooo:rsid="40bcd1a9"/>
    </style:style>
    <style:style style:name="T29" style:family="text">
      <style:text-properties officeooo:rsid="40cd9392"/>
    </style:style>
    <style:style style:name="T30" style:family="text">
      <style:text-properties officeooo:rsid="411761bc"/>
    </style:style>
    <style:style style:name="T31" style:family="text">
      <style:text-properties officeooo:rsid="411d7b05"/>
    </style:style>
    <style:style style:name="T32" style:family="text">
      <style:text-properties officeooo:rsid="4146d764"/>
    </style:style>
    <style:style style:name="T33" style:family="text">
      <style:text-properties officeooo:rsid="41706191"/>
    </style:style>
    <style:style style:name="T34" style:family="text">
      <style:text-properties officeooo:rsid="41722773"/>
    </style:style>
    <style:style style:name="T35" style:family="text">
      <style:text-properties officeooo:rsid="41724df6"/>
    </style:style>
    <style:style style:name="T36" style:family="text">
      <style:text-properties officeooo:rsid="418a0096"/>
    </style:style>
    <style:style style:name="T37" style:family="text">
      <style:text-properties officeooo:rsid="419a7853"/>
    </style:style>
    <style:style style:name="T38" style:family="text">
      <style:text-properties officeooo:rsid="41af9085"/>
    </style:style>
    <style:style style:name="T39" style:family="text">
      <style:text-properties officeooo:rsid="41afb369"/>
    </style:style>
    <style:style style:name="T40" style:family="text">
      <style:text-properties style:font-name="標楷體1" style:font-name-asian="標楷體1"/>
    </style:style>
    <style:style style:name="T41" style:family="text">
      <style:text-properties style:font-name="標楷體1" officeooo:rsid="41b4633b" style:font-name-asian="標楷體1"/>
    </style:style>
    <style:style style:name="T42" style:family="text">
      <style:text-properties style:font-name="標楷體1" officeooo:rsid="41722773" style:font-name-asian="標楷體1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41ea4d99"/>
    </style:style>
    <style:style style:name="T45" style:family="text">
      <style:text-properties officeooo:rsid="41ea4d99" style:font-name-asian="Arial1"/>
    </style:style>
    <style:style style:name="T46" style:family="text">
      <style:text-properties officeooo:rsid="41eab1d2" style:font-name-asian="Arial1"/>
    </style:style>
    <style:style style:name="T47" style:family="text">
      <style:text-properties officeooo:rsid="41eab1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0314131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2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27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17">x</text:span><text:span text:style-name="T29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16">精神層個體、超能力個體 的 超能力、遙視能力、心靈感應能力 有 侷限性。</text:p>
                  <text:list>
                    <text:list-item>
                      <text:p text:style-name="P17">明顯例子，精神層個體、超能力個體 無法心靈感應到，人類 即將 想到什麼。</text:p>
                      <text:list>
                        <text:list-item>
                          <text:p text:style-name="P39">明顯例子，精神層個體、超能力個體 無法心靈感應到，<text:span text:style-name="T4">（&lt;_?</text:span><text:span text:style-name="T41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39">明顯例子，精神層個體、超能力個體 無法遙視到，<text:span text:style-name="T4">（&lt;_?</text:span><text:span text:style-name="T41">3_&gt;個體的）</text:span>人類 在未來的思覺、在未來想到什麼、在未來思想什麼、即將想到什麼、即將思想什麼。</text:p>
                        </text:list-item>
                        <text:list-item>
                          <text:p text:style-name="P40">明顯例子，精神層個體、超能力個體 只能 推測、猜測、亂猜，<text:span text:style-name="T4">（&lt;_?</text:span><text:span text:style-name="T41">3_&gt;個體的）</text:span>人類 即將 想到什麼。</text:p>
                        </text:list-item>
                      </text:list>
                    </text:list-item>
                    <text:list-item>
                      <text:p text:style-name="P41">明顯例子，精神層個體、超能力個體 無法心靈感應到，人類 曾經 想到什麼、思想什麼。</text:p>
                      <text:list>
                        <text:list-item>
                          <text:p text:style-name="P41">明顯例子，精神層個體、超能力個體 無法心靈感應到，<text:span text:style-name="T4">（&lt;_?</text:span><text:span text:style-name="T41">3_&gt;個體的）</text:span>人類 在 過去的思覺、在過去想到什麼、在過去思想什麼、曾經想到什麼、曾經思想什麼。</text:p>
                        </text:list-item>
                        <text:list-item>
                          <text:p text:style-name="P41">明顯例子，精神層個體、超能力個體 無法遙視到，<text:span text:style-name="T4">（&lt;_?</text:span><text:span text:style-name="T41">3_&gt;個體的）</text:span>人類 在過去的思覺、在過去想到什麼、在過去思想什麼、曾經想到什麼、曾經思想什麼。</text:p>
                        </text:list-item>
                        <text:list-item>
                          <text:p text:style-name="P41">明顯例子，精神層個體、超能力個體 只能 推測、猜測、亂猜，<text:span text:style-name="T4">（&lt;_?</text:span><text:span text:style-name="T41">3_&gt;個體的）</text:span>人類 曾經 想到什麼。</text:p>
                        </text:list-item>
                      </text:list>
                    </text:list-item>
                    <text:list-item>
                      <text:p text:style-name="P18">明顯例子，精神層個體、超能力個體 無法遙視到<text:span text:style-name="T4">，</text:span><text:span text:style-name="T9">100%的</text:span><text:span text:style-name="T33"> 未來、未來抉擇</text:span>。</text:p>
                      <text:list>
                        <text:list-item>
                          <text:p text:style-name="P18">明顯例子，某一特定個體 走到 十字路口。</text:p>
                          <text:list>
                            <text:list-item>
                              <text:p text:style-name="P42">假定，遙視個體 <text:span text:style-name="T34">遙視 其他</text:span><text:span text:style-name="T4">&lt;?</text:span><text:span text:style-name="T41">3&gt;個體</text:span>。</text:p>
                              <text:list>
                                <text:list-item>
                                  <text:p text:style-name="P44">遙視個體 <text:span text:style-name="T34">遙視 其他</text:span><text:span text:style-name="T4">&lt;?</text:span><text:span text:style-name="T41">3&gt;個體</text:span><text:span text:style-name="T4">（</text:span><text:span text:style-name="T41">的 </text:span><text:span text:style-name="T34">該個體</text:span><text:span text:style-name="T42">）</text:span>。</text:p>
                                </text:list-item>
                              </text:list>
                            </text:list-item>
                            <text:list-item>
                              <text:p text:style-name="P18">遙視個體 無法<text:span text:style-name="T34">遙視到，該個體</text:span><text:span text:style-name="T18"> 100% </text:span><text:span text:style-name="T34">往前走。</text:span></text:p>
                              <text:list>
                                <text:list-item>
                                  <text:p text:style-name="P43">遙視個體 無法<text:span text:style-name="T34">遙視到，</text:span><text:span text:style-name="T4">（&lt;_?3_&gt;個體的</text:span><text:span text:style-name="T42">）</text:span><text:span text:style-name="T34">該個體</text:span><text:span text:style-name="T18"> 100% </text:span><text:span text:style-name="T34">往前走</text:span>。</text:p>
                                </text:list-item>
                              </text:list>
                            </text:list-item>
                            <text:list-item>
                              <text:p text:style-name="P18">遙視個體 有機率遙<text:span text:style-name="T4">視到 </text:span><text:span text:style-name="T10">100次</text:span><text:span text:style-name="T35">當中，</text:span><text:span text:style-name="T10">有70次往前走、</text:span><text:span text:style-name="T13">5</text:span><text:span text:style-name="T10">次往後走、</text:span><text:span text:style-name="T12">1</text:span><text:span text:style-name="T13">5</text:span><text:span text:style-name="T35">次往左走。</text:span></text:p>
                              <text:list>
                                <text:list-item>
                                  <text:p text:style-name="P18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明顯例子，假定，遙視個體 遙視到 某一特定個體，（即將）走到 十字路口。</text:p>
                          <text:list>
                            <text:list-item>
                              <text:p text:style-name="P19">假定，遙視個體 遙視到，該個體<text:span text:style-name="T4"> 往前走有</text:span><text:span text:style-name="T11">70%的機率、往後走有5%的機率</text:span><text:span text:style-name="T37">。</text:span></text:p>
                            </text:list-item>
                            <text:list-item>
                              <text:p text:style-name="P19">假定，遙視團隊 希望，該個體 往左走。</text:p>
                            </text:list-item>
                            <text:list-item>
                              <text:p text:style-name="P20">假定，遙視團隊、其他個體（事先）（只）在 十字路口的前方道路 施工。</text:p>
                              <text:list>
                                <text:list-item>
                                  <text:p text:style-name="P21">其他個體（在該個體走到十字路口之前）只在 十字路口的前方道路 施工。</text:p>
                                </text:list-item>
                                <text:list-item>
                                  <text:p text:style-name="P19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19">假定，遙視個體 遙視到，該個體 往後走<text:span text:style-name="T4">有</text:span><text:span text:style-name="T14">15%的機率、往左走有70%的</text:span><text:span text:style-name="T39">機率。</text:span></text:p>
                            </text:list-item>
                            <text:list-item>
                              <text:p text:style-name="P19">該個體 走到 十字路口。</text:p>
                              <text:list>
                                <text:list-item>
                                  <text:p text:style-name="P18">該個體 在原地 →<text:span text:style-name="T38"> </text:span>有機率原地發現，十字路口的前方道路 在 施工。</text:p>
                                  <text:list>
                                    <text:list-item>
                                      <text:p text:style-name="P18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18">該個體 往前走 →<text:span text:style-name="T36"> 有機率</text:span>走到一半 才發現，十字路口的前方道路 在 施工。</text:p>
                                  <text:list>
                                    <text:list-item>
                                      <text:p text:style-name="P18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24">、理性 記錄、</text:span>描述<text:span text:style-name="T24">、思考 事實</text:span>。</text:p>
                  <text:list>
                    <text:list-item>
                      <text:p text:style-name="P22">明顯例子，（<text:span text:style-name="T3">Y</text:span><text:span text:style-name="T15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24">所有的</text:span>超自然現象<text:span text:style-name="T24">必定</text:span>有<text:span text:style-name="T24">某個</text:span>自然的原因，只是當事人知識<text:span text:style-name="T24">水平不足、</text:span>水準不足，無法解釋而已<text:span text:style-name="T24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22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24">現象其實</text:span>是對神的褻瀆，<text:span text:style-name="T24">因為自然界的物理法則，本來就是神創造的，神幹嘛又做一件事來違反自己創造的法則，這不是一個很自相矛盾的上帝嗎？</text:span>奇蹟的存在其實證明了上帝的侷限<text:span text:style-name="T24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2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2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。</text:p>
                      <text:list>
                        <text:list-item>
                          <text:p text:style-name="P54">假定，某一特定照片 顯示，某一特定個體、某一特定手機。</text:p>
                        </text:list-item>
                        <text:list-item>
                          <text:p text:style-name="P54">假定，該照片 顯示，該個體的 手 觸碰到，該手機的 手機螢幕。</text:p>
                        </text:list-item>
                        <text:list-item>
                          <text:p text:style-name="P54">假定，該照片 顯示，手機螢幕的 畫面顯示 是 手機遊戲的 畫面。</text:p>
                        </text:list-item>
                        <text:list-item>
                          <text:p text:style-name="P54">其他個體 有機率認定，該個體 在 浪費時間 玩遊戲。</text:p>
                        </text:list-item>
                        <text:list-item>
                          <text:p text:style-name="P54">其他個體 有機率認定，該個體 在 消磨時間 玩遊戲。</text:p>
                        </text:list-item>
                        <text:list-item>
                          <text:p text:style-name="P54">其他個體 有機率認定，該個體 在 訓練腦力 玩遊戲。</text:p>
                        </text:list-item>
                        <text:list-item>
                          <text:p text:style-name="P54">其他個體 有機率認定，該個體 在被 奶嘴樂 玩遊戲。</text:p>
                        </text:list-item>
                        <text:list-item>
                          <text:p text:style-name="P54">客觀、理性 是，描述 畫面、感測。</text:p>
                          <text:list>
                            <text:list-item>
                              <text:p text:style-name="P2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24">、提升</text:span> 意志力<text:span text:style-name="T24">、專注力</text:span>。</text:p>
                  <text:list>
                    <text:list-item>
                      <text:p text:style-name="P26">肉質層個體的 意志力、專注力 越強，精神層個體、超能力個體 的 影響 越低落。</text:p>
                    </text:list-item>
                    <text:list-item>
                      <text:p text:style-name="P26">思想、決策、行動 不要 變來變去、猶豫不決、三心二意。</text:p>
                      <text:list>
                        <text:list-item>
                          <text:p text:style-name="P2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26">經驗 →<text:span text:style-name="T28"> 改過 → 不重新犯錯。</text:span></text:p>
                </text:list-item>
                <text:list-item>
                  <text:p text:style-name="P27">跡象。</text:p>
                  <text:list>
                    <text:list-item>
                      <text:p text:style-name="P27">捕捉 跡象的 特徵。</text:p>
                      <text:list>
                        <text:list-item>
                          <text:p text:style-name="P28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24">認定 </text:span>精神層個體、超能力個體 不懷好意。</text:p>
                      <text:list>
                        <text:list-item>
                          <text:p text:style-name="P5">捕捉<text:span text:style-name="T24">到、發現到、偵測到 該</text:span>跡象<text:span text:style-name="T24">、該特徵 的時候</text:span>，制止<text:span text:style-name="T24">（接下的）</text:span>影響<text:span text:style-name="T24">、控制</text:span>。</text:p>
                        </text:list-item>
                      </text:list>
                    </text:list-item>
                    <text:list-item>
                      <text:p text:style-name="P29">捕捉 跡象的 特徵 →<text:span text:style-name="T30"> </text:span>觀察（接下的）影響、控制。</text:p>
                      <text:list>
                        <text:list-item>
                          <text:p text:style-name="P29">捕捉 跡象的跡象的 特徵 →<text:span text:style-name="T30"> </text:span>觀察（接下的）影響、控制。</text:p>
                        </text:list-item>
                        <text:list-item>
                          <text:p text:style-name="P29">捕捉 跡象的跡象的跡象的 特徵 →<text:span text:style-name="T30"> </text:span>觀察（接下的）影響、控制。</text:p>
                        </text:list-item>
                        <text:list-item>
                          <text:p text:style-name="P30">明顯例子，第一個個體 感受到 風。</text:p>
                          <text:list>
                            <text:list-item>
                              <text:p text:style-name="P30">第一個個體 觀察到 有風在吹。</text:p>
                            </text:list-item>
                            <text:list-item>
                              <text:p text:style-name="P29">第一個個體 觀察到 扇子的 運動 產生 風。</text:p>
                            </text:list-item>
                            <text:list-item>
                              <text:p text:style-name="P29">第一個個體 觀察到 第二個個體 在用扇子 上下擺動 搧風。</text:p>
                            </text:list-item>
                            <text:list-item>
                              <text:p text:style-name="P29">假定，第一個個體 認定，第二個個體 不懷好意。</text:p>
                              <text:list>
                                <text:list-item>
                                  <text:p text:style-name="P29">第一個個體 有機率 遠離、離開 第二個個體。</text:p>
                                </text:list-item>
                                <text:list-item>
                                  <text:p text:style-name="P29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30">跡象 <text:span text:style-name="T22">↔</text:span><text:span text:style-name="T31"> </text:span>風<text:span text:style-name="T31">。</text:span></text:p>
                              <text:list>
                                <text:list-item>
                                  <text:p text:style-name="P30">跡象的特徵 <text:span text:style-name="T22">↔</text:span><text:span text:style-name="T31"> 風的 存在、強弱、風向</text:span>。</text:p>
                                </text:list-item>
                                <text:list-item>
                                  <text:p text:style-name="P31">跡象的跡象 <text:span text:style-name="T22">↔</text:span><text:span text:style-name="T31"> </text:span>扇子的 運動 產生 風。</text:p>
                                </text:list-item>
                                <text:list-item>
                                  <text:p text:style-name="P32">跡象的跡象的 特徵 <text:span text:style-name="T22">↔</text:span><text:span text:style-name="T31"> 扇子的 大小、形狀、運動速度</text:span>。</text:p>
                                </text:list-item>
                                <text:list-item>
                                  <text:p text:style-name="P33">跡象的跡象的跡象 <text:span text:style-name="T22">↔</text:span><text:span text:style-name="T31"> 第二個個體的 手部運動 讓 扇子的 運動 產生 風</text:span>。</text:p>
                                </text:list-item>
                                <text:list-item>
                                  <text:p text:style-name="P32">跡象的跡象的跡象的 特徵 <text:span text:style-name="T22">↔</text:span><text:span text:style-name="T31"> 第二個個體的 手部運動的 速度</text:span>。</text:p>
                                  <text:list>
                                    <text:list-item>
                                      <text:p text:style-name="P34">風 <text:span text:style-name="T22">↔</text:span><text:span text:style-name="T31"> 想法、念頭</text:span>。</text:p>
                                    </text:list-item>
                                    <text:list-item>
                                      <text:p text:style-name="P33"><text:span text:style-name="T31">第二個個體</text:span> <text:span text:style-name="T22">↔</text:span><text:span text:style-name="T31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35">正常飲食。</text:p>
                      <text:list>
                        <text:list-item>
                          <text:p text:style-name="P35">規律飲食、營養均衡、攝取水分。</text:p>
                        </text:list-item>
                      </text:list>
                    </text:list-item>
                    <text:list-item>
                      <text:p text:style-name="P35">正常睡眠。</text:p>
                      <text:list>
                        <text:list-item>
                          <text:p text:style-name="P35">規律睡眠、睡眠時間適當、優化睡眠品質。</text:p>
                        </text:list-item>
                      </text:list>
                    </text:list-item>
                    <text:list-item>
                      <text:p text:style-name="P55">被陽光照射、身處在適當溫度和適當濕度和適當氛圍的適當環境當中。</text:p>
                      <text:list>
                        <text:list-item>
                          <text:p text:style-name="P55">氛圍 是（心理、心靈、意識、情緒、情感 的）氛圍。</text:p>
                        </text:list-item>
                        <text:list-item>
                          <text:p text:style-name="P55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36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33">有目標 →<text:span text:style-name="T32"> </text:span>達成目標、實現目標、<text:span text:style-name="T32">找到新的目標</text:span>。</text:p>
                    </text:list-item>
                  </text:list>
                </text:list-item>
                <text:list-item>
                  <text:p text:style-name="P33">增加（正確的）已知、預設之內。</text:p>
                  <text:list>
                    <text:list-item>
                      <text:p text:style-name="P53">正確 是 投影世界觀（之內、當中、認定、合乎邏輯、邏輯自洽）的 正確。</text:p>
                    </text:list-item>
                    <text:list-item>
                      <text:p text:style-name="P53">增加（正確的）已知 的 明顯例子，學習 物理學。</text:p>
                      <text:list>
                        <text:list-item>
                          <text:p text:style-name="P33">使用 已知 取代 未知。</text:p>
                          <text:list>
                            <text:list-item>
                              <text:p text:style-name="P51">使用 知道現象背後的原因、知道本質 取代 只知表象、只知現象。</text:p>
                              <text:list>
                                <text:list-item>
                                  <text:p text:style-name="P51">知道本質 是 知道 現象、本質、現象和本質之間的關聯性和映射性和動態性。</text:p>
                                  <text:list>
                                    <text:list-item>
                                      <text:p text:style-name="P51">動態性 是（動態）相依性。</text:p>
                                    </text:list-item>
                                    <text:list-item>
                                      <text:p text:style-name="P51">動態性 的 明顯例子，機械手錶。</text:p>
                                      <text:list>
                                        <text:list-item>
                                          <text:p text:style-name="P51">秒針 順時針 旋轉 →<text:span text:style-name="T44"> 分針（跟著、相對應的）順時針 旋轉。</text:span></text:p>
                                          <text:list>
                                            <text:list-item>
                                              <text:p text:style-name="P51">跟著、相對應的 <text:span text:style-name="T45">↔</text:span><text:span text:style-name="T44"> 動態性、動態相依性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1">齒輪構造、齒輪群的結構、齒輪系統的運轉機制 <text:span text:style-name="T46">↔</text:span><text:span text:style-name="T47"> </text:span>現象背後的 原因。</text:p>
                                        </text:list-item>
                                        <text:list-item>
                                          <text:p text:style-name="P52">齒輪 帶動 秒針、分針 <text:span text:style-name="T45">↔</text:span><text:span text:style-name="T44">（跟著、相對應的）順時針旋轉的 本質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使用 物理學 取代 信念法則。</text:p>
                          <text:list>
                            <text:list-item>
                              <text:p text:style-name="P56">（信念法則 的 相關描述在 <text:span text:style-name="T43">新生之書</text:span>的 <text:span text:style-name="T43">傳承</text:span> 文件群的 <text:span text:style-name="T19">傳承 的 發展層級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增加（正確的）預設之內 的 明顯例子，假定，某一特定個體 看到 電風扇。</text:p>
                      <text:list>
                        <text:list-item>
                          <text:p text:style-name="P33">假定，該個體 看到 電風扇，沒有 預想、預設 接下來（有機率）會發生什麼事。</text:p>
                          <text:list>
                            <text:list-item>
                              <text:p text:style-name="P33">假定，該個體 看到 電風扇 倒下來。</text:p>
                            </text:list-item>
                            <text:list-item>
                              <text:p text:style-name="P33">該個體 有機率 嚇一跳、被驚嚇到、該現象認定是超自然現象。</text:p>
                            </text:list-item>
                            <text:list-item>
                              <text:p text:style-name="P33">該個體 有機率（之後 才）認定，該現象 是 自然現象。</text:p>
                              <text:list>
                                <text:list-item>
                                  <text:p text:style-name="P33">明顯例子，該個體 有機率（之後 才）看到，其他個體 弄倒 電風扇。</text:p>
                                  <text:list>
                                    <text:list-item>
                                      <text:p text:style-name="P45">弄倒 電風扇 的 明顯例子，勾到、拉到、碰到（電風扇的）電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假定，該個體 看到 電風扇，有 預想、預設 接下來（有機率）會發生什麼事。</text:p>
                          <text:list>
                            <text:list-item>
                              <text:p text:style-name="P47">假定，該個體 預想 接下來（有機率）發生，電風扇 有機率被 其他個體 弄倒。</text:p>
                            </text:list-item>
                            <text:list-item>
                              <text:p text:style-name="P49">假定，該個體 看到 電風扇 倒下來。</text:p>
                            </text:list-item>
                            <text:list-item>
                              <text:p text:style-name="P49">該個體 有機率 冷靜沉穩、感受到如我所料、該現象認定是自然現象。</text:p>
                            </text:list-item>
                            <text:list-item>
                              <text:p text:style-name="P50">該個體 有機率（之後 仍然）認定，該現象 是 自然現象。</text:p>
                            </text:list-item>
                            <text:list-item>
                              <text:p text:style-name="P47">該個體 有機率 降低 發生（其他個體 勾到、拉到（電風扇的）電線 的）機率。</text:p>
                              <text:list>
                                <text:list-item>
                                  <text:p text:style-name="P48">明顯例子，該個體 把 電風扇的 線 收納好、整理好。</text:p>
                                </text:list-item>
                                <text:list-item>
                                  <text:p text:style-name="P48">明顯例子，該個體 把 電風扇 往牆壁推。</text:p>
                                </text:list-item>
                                <text:list-item>
                                  <text:p text:style-name="P48">明顯例子，該個體 改用 無線電風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37"><text:span text:style-name="T23">精神世界學</text:span> 是 <text:span text:style-name="T23">精神世界的 學門</text:span>。</text:p>
              <text:list>
                <text:list-item>
                  <text:p text:style-name="P37"><text:span text:style-name="T23">精神世界學</text:span> 是 <text:span text:style-name="T16">物質世界的個體 </text:span>記錄、好奇、探索 <text:span text:style-name="T23">精神世界，的 學門</text:span>。</text:p>
                </text:list-item>
                <text:list-item>
                  <text:p text:style-name="P8"><text:span text:style-name="T23">精神世界學</text:span> 是 記錄、好奇、探索<text:span text:style-name="T24">、思考、質疑、驗證、傳承</text:span> <text:span text:style-name="T23">精神世界的</text:span><text:span text:style-name="T25"> 投影世界觀 </text:span><text:span text:style-name="T23">學門</text:span>。</text:p>
                </text:list-item>
              </text:list>
            </text:list-item>
            <text:list-item>
              <text:p text:style-name="P37"><text:span text:style-name="T23">精神世界學</text:span> <text:span text:style-name="T21">↔</text:span><text:span text:style-name="T20"> </text:span>神學、哲學、數學、物理學、化學、生物學、考古學、歷史學、文化學、統計。</text:p>
              <text:list>
                <text:list-item>
                  <text:p text:style-name="P9"><text:span text:style-name="T23">精神世界學</text:span> <text:span text:style-name="T21">↔</text:span><text:span text:style-name="T20"> </text:span><text:span text:style-name="T16">物質世界</text:span><text:span text:style-name="T23">學</text:span>。</text:p>
                  <text:list>
                    <text:list-item>
                      <text:p text:style-name="P38"><text:span text:style-name="T23">精神世界的 </text:span>神學、哲學、數學、物理學 <text:span text:style-name="T21">↔</text:span><text:span text:style-name="T20"> </text:span><text:span text:style-name="T16">物質世界</text:span><text:span text:style-name="T23">的 </text:span>神學、哲學、數學、物理學。</text:p>
                    </text:list-item>
                    <text:list-item>
                      <text:p text:style-name="P38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4:38:17.846000000</dc:date>
    <meta:editing-duration>P16DT22H6M17S</meta:editing-duration>
    <meta:editing-cycles>15586</meta:editing-cycles>
    <meta:document-statistic meta:table-count="0" meta:image-count="0" meta:object-count="0" meta:page-count="1" meta:paragraph-count="166" meta:word-count="4335" meta:character-count="5095" meta:non-whitespace-character-count="4606"/>
  </office:meta>
</office:document-meta>
</file>